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12pt" style:font-size-asian="12pt" style:font-size-complex="12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Paragraphedeliste" style:list-style-name="LFO1" style:family="paragraph">
      <style:text-properties fo:font-size="12pt" style:font-size-asian="12pt" style:font-size-complex="12pt"/>
    </style:style>
    <style:style style:name="P4" style:parent-style-name="Paragraphedeliste" style:list-style-name="LFO1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Paragraphedeliste" style:list-style-name="LFO2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Proposition de modèle :</text:p>
      <text:p text:style-name="P2">On part de : Loi de Poisson P(Y=k) =lambda^k / k ! <text:s/>* <text:s/>exp(-lambda)</text:p>
      <text:list text:style-name="LFO1" text:continue-numbering="true">
        <text:list-item>
          <text:p text:style-name="P3">Nombre d’individus vivants suit cette loi ~ + dépend de pleins de facteurs aléatoires</text:p>
        </text:list-item>
        <text:list-item>
          <text:p text:style-name="P4">On appelle cette fonction lambda(X)</text:p>
        </text:list-item>
      </text:list>
      <text:p text:style-name="P5">Pour une espèce donnée f(x) = lambda(x) / intégrale sur R de lambda(z)<text:s/>dz</text:p>
      <text:p text:style-name="P6">La probabilité de présence d’une espèce dans une région d est l’intégrale sur d de lambda(z) dz.</text:p>
      <text:p text:style-name="P7">P(Y=k) = intégrale lambda(x) dx <text:s/>^k <text:s/>/ <text:s/>k ! <text:s text:c="3"/>* <text:s text:c="2"/>exp( -intégrale lambda(x) dx )</text:p>
      <text:p text:style-name="P8">En dérivant lambda ^k / k ! * exp(-lambda) et en l’annulant<text:s/>-&gt; tend vers k en optimisant</text:p>
      <text:p text:style-name="P9">K étant le nombre total d’individus d’espèce</text:p>
      <text:p text:style-name="P10">Optimisation par max vraisemblance : log L(D) proportionnel à – intégrale de lambda(x) dx + somme des log(xi)</text:p>
      <text:list text:style-name="LFO2" text:continue-numbering="true">
        <text:list-item>
          <text:p text:style-name="P11">Modèle unifié de la distribution des espèces :</text:p>
        </text:list-item>
      </text:list>
      <text:p text:style-name="P12">P(1 présence minimum) = P(k&gt;0) = Somme de i = 1 à l’infini de l’intégrale de lambda(xi) dx / k ! * exp ( - intégrale de lambda(xi) dx )<text:s/></text:p>
      <text:p text:style-name="P13">La co-occurrence est définie par lambda(x1) / (lambda(x1) + lambda(x2)) = n(x1, x2) et lambda1 = n*lambda1 + n*lambda2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vin Vedel</meta:initial-creator>
    <dc:creator>Alvin Vedel</dc:creator>
    <meta:creation-date>2023-12-07T11:21:00Z</meta:creation-date>
    <dc:date>2023-12-08T10:12:00Z</dc:date>
    <meta:template xlink:href="Normal.dotm" xlink:type="simple"/>
    <meta:editing-cycles>2</meta:editing-cycles>
    <meta:editing-duration>PT7560S</meta:editing-duration>
    <meta:document-statistic meta:page-count="1" meta:paragraph-count="2" meta:word-count="156" meta:character-count="1013" meta:row-count="7" meta:non-whitespace-character-count="859"/>
  </office:meta>
</office:document-meta>
</file>